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h ? Oh ! Le visage d'Erland se teinta de surprise l'espace d'un instant, avant de se fendre d'un très large sourire. Après tout, il n'y avait rien de surprenant ici. Astrid s'était encore mis une cuite la veille et en payait aujourd'hui les pots cassés. Et le magicien de se payer -quant à lui- sa tête. L'occasion était trop belle, il partageait d'ordinaire son calvaire et n'était par conséquent pas en état de se moquer d'elle, et pour être honnête le garçon était un peu vexé que sa comparse ait festoyé sans lui. Tandis qu'Astrid était occupée à vider le contenu de son estomac à quelques mètres de là, lui arrachant tout de même une grimace de compassion entre deux rires, Erland s'approcha jusqu'à venir s'appuyer contre le chariot, son air goguenard toujours bien ancré son sa face.</text:p>
      <text:p text:style-name="Standard"/>
      <text:p text:style-name="Standard">-Oh oui pardon, quel rustre fais-je. Comment allez-vous, ma chère ? Vous m'avez l'air un peu patraque. Un léger mal de tête, peut-être ?</text:p>
      <text:p text:style-name="Standard"/>
      <text:p text:style-name="Standard">Erland jubilait intérieurement. Il avait l'opportunité rêvée de prendre sa revanche pour un réveil beaucoup trop prématuré et n'allait pas s'en priver. Son sentiment ne fit que s'accentuer lorsque Astrid lui demanda de monter dans ce vieux chariot bringuebalant au milieu des autres voyageurs, lui valant un soupir et un regard vers le ciel. Evidemment, avec leurs finances ils n'avaient d'autre choix que de passer par la solution la plus économe possible. Cela promettait donc un voyage long de plusieurs heures avec une compagnie d'une qualité discutable -Astrid mise à part évidemment-. Le magicien se hissa bon gré, mal gré, dans le chariot et une fois (in)confortablement installé, tira une flasque de la poche intérieure de sa cape pour en boire une grande lampée. </text:p>
      <text:p text:style-name="Standard"/>
      <text:p text:style-name="Text_20_body">Tout en s'essuyant le coin des lèvres, toujours ornées d'un sourire malicieux et presque involontaire, Erland tendit la flasque à Astrid, persuadé que, sachant ce qu'il y avait dedans dans l'état où elle était, elle refuserait instantanément. La gourde contenait un breuvage particulièrement apprécié des alcoolos pour sa douceur. L'alcool était en dosage -relativement- faible, sucré et par dessus tout fabriqué à base de café, en faisant une boisson parfaite pour le petit déjeuner. </text:p>
      <text:p text:style-name="Text_20_body"/>
      <text:p text:style-name="Text_20_body">-Une petite goutte ?</text:p>
      <text:p text:style-name="Text_20_body"/>
      <text:p text:style-name="Text_20_body">Après avoir bu une dernière gorgée, Erland rangea la flasque dans sa cape, de laquelle il tira ensuite un jeu de cartes. Parmi les tocs et habitudes que le prestidigitateur avait développés au fil des années, le fait de devoir toujours agiter ses doigts était l'un des plus visibles. Rares étaient ceux qui avaient vu le garçon aux cheveux argentés sans une babiole dans les mains. La plupart du temps des accessoires de magie, mais parfois n'importe quel objet à portée de main. Les cartes restaient un de ses favoris. C'est donc en manipulant distraitement son jeu que le jeune homme releva la tête vers son amie, toujours aussi mal en point tandis que le chariot s'était mis en route, cahotant au gré des cailloux du chemin mal tracé.</text:p>
      <text:p text:style-name="Text_20_body"/>
      <text:p text:style-name="Text_20_body">-Alors dis-moi, c'est quoi ton plan pour récupérer un œuf de matou ? Remarque, peut-être que si on demande gentiment ça peut l'faire hein.</text:p>
      <text:p text:style-name="P1">Plus Astrid galérait à parler, plus le sourire d'Erland s'élargissait. Et comme le garçon à la chevelure argentée ne cherchait même pas à dissimuler sa moquerie, son visage finit par n'être qu'une grande banane, si bien qu'il commençait à en avoir une crampe aux joues. Lorsque, tant bien que mal, sa comparse finit par réussir à balbutier un « plan » qui semblait lui coûter cher en énergie, tant sur le plan physique que mental, son sourire disparut finalement pour laisser place à une moue faussement impressionnée. Eh... Simple et efficace ? Simple, certes. Pour l'efficacité, cela restait à prouver.</text:p>
      <text:p text:style-name="Text_20_body"/>
      <text:p text:style-name="Text_20_body">-[i]Ta[/i] ma[i]nière[/i] de répéter « tanière » me [i]ta[/i]pe sur les [i]nerfs[/i]. Répondit-il en insistant avec force sur les syllabes adéquates.</text:p>
      <text:p text:style-name="Text_20_body"/>
      <text:p text:style-name="Text_20_body">Cela étant, le plan d'Astrid avait effectivement le mérite de ne pas être compliqué. Mais aussi de théoriquement leur éviter d'avoir à affronter les félins, chose qu'Erland n'avait pas du tout envie de faire. En contrepartie, il avait le défaut d'être assez aléatoire. La stratégie dépendait du fait que les deux citoyens trouvent un smilodon dans la montagne, réussissent à le suivre jusqu'à sa taverne, et que ce dernier décide d'aller chasser. Cela promettait d'être long et chiant. Et connaissant le caractère hyperactif de la jeune femme, probablement pénible pour le magicien. Mais en l'instant, celui-ci n'avait pas d'alternative à proposer, et Astrid n'avait de toute façon pas franchement l'air motivée pour en discuter plus que ça pour le moment, aussi il se contenta de hausser les épaules en signe d'accord résigné. Tandis que sa collègue se recroquevillait dans un coin du chariot pour terminer sa nuit -et cuver ce qui lui restait à cuver, Erland se tourna vers les autres passagers, ses lèvres à nouveau étirées en un grand sourire.</text:p>
      <text:p text:style-name="Text_20_body"/>
      <text:p text:style-name="Text_20_body">-Avez-vous déjà entendu parler du grand Mag'Oz ? Vous voulez voir des illusions ? Garanties sans fausse magie !</text:p>
      <text:p text:style-name="Text_20_body">[…]</text:p>
      <text:p text:style-name="Text_20_body">-Ah bah putain, c'est pas trop tôt !</text:p>
      <text:p text:style-name="Text_20_body"/>
      <text:p text:style-name="Text_20_body">Quelques tours de passe-passe, une petite sieste et, soyons honnêtes, un bon moment à se faire chier plus tard, la caravane était finalement arrivée à la Forteresse. Erland poussa un soupir de soulagement. Il n'y croyait plus. Son cri d’allégresse réveilla subitement Astrid de sa [strike]nuit[/strike] sieste, lui tirant un énième sourire. Décidément, c'était une bonne journée pour les taquineries. Le prestidigitateur s'étira avant de descendre du chariot. Tandis qu'il détendait ses muscles endoloris d'être resté dans la même position trop longtemps, son regard se posa enfin sur la Forteresse et il s'arrêta net, sa bouche figée dans un « waow » à peine contenu. C'était magnifique. La citadelle était construite à même la falaise, d'une grandeur majestueuse. Erland n'était jamais venu ici, ou en tout cas n'en avait pas le souvenir. Il était vrai que le spectacle valait le coup d’œil.</text:p>
      <text:p text:style-name="Text_20_body"/>
      <text:p text:style-name="Text_20_body">Le garçon fut tiré de sa contemplation par une Astrid toujours à moitié endormie, qui lui soumit la première partie de son plan. Après avoir pris connaissance de la fameuse auberge dans laquelle elle voulait qu'ils se retrouvent, Erland tourna à nouveau son regard sur la femme à tout faire, les sourcils arqués et une expression signifiant assez clairement « nan mais tu m'prends pour un jambon ou quoi ? » sur le visage. A chaque fois qu'Astrid proposait qu'ils se séparent, c'était pour pouvoir glander tranquillou pendant qu'il se démenait pour faire avancer leur mission. Il le savait, et elle savait qu'il savait, rendant la proposition encore plus exaspérante. Mais, n'ayant pas spécialement envie de se lancer dans un débat sans fin duquel il sortirait de toute façon sans aucun doute perdant -la capacité de mauvaise foi de sa partenaire étant presque légendaire, Erland lâcha simplement un soupir résigné en levant les yeux au ciel.</text:p>
      <text:p text:style-name="Text_20_body"><text:soft-page-break/></text:p>
      <text:p text:style-name="Text_20_body">-Mhmm.</text:p>
      <text:p text:style-name="Text_20_body"/>
      <text:p text:style-name="Text_20_body">Il attendit qu'Astrid se sauve pour tourner les talons et partir à son tour, en direction... de l'auberge. Après tout, c'était un endroit plus qu'approprié pour glaner des informations ou ne serait-ce qu'entendre une ou deux rumeurs. Et puis, il fallait rappeler qu'Astrid avait une cuite d'avance sur lui. Alors pour compenser, il prendrait un peu d'avance sur celle de ce soir. Il n'y avait pas de raison pour qu'elle soit la seule à prendre du bon temps. Erland poussa la porte de l'auberge avec vigueur, avant de se poster dans son embrasure, toisant la foule d'un regard brûlant d'une flamme ardente. Il avait posé sa canne sur ses épaules en travers de son dos, style épouvantail -sa pose favorite pour se donner un style théâtral.</text:p>
      <text:p text:style-name="Text_20_body"/>
      <text:p text:style-name="Text_20_body">-Salut la compagnie ! Dites-moi, avez-vous déjà entendu parler du grand Mag'Oz ? Vous voulez voir des illusions ? Garanties sans fausse magie !</text:p>
      <text:p text:style-name="Text_20_body"/>
      <text:p text:style-name="Text_20_body">Lorsque, trois quart d'heure -à une vache près- plus tard, Astrid poussa à son tour les portes de la taverne, elle trouva un Erland avachi dans un siège, une chope à la main et les pieds sur une table, lui faisant des grands signes pour qu'elle le rejoigne. Ses joues avaient rosi et il avait l'air particulièrement satisfait.</text:p>
      <text:p text:style-name="Text_20_body"/>
      <text:p text:style-name="Text_20_body">-Alors dis-moi, t'as trouvé quoi ? Je te laisse commencer, je ne voudrais pas t'intimider avec toutes les découvertes que j'ai faites...</text:p>
      <text:p text:style-name="Text_20_body"/>
      <text:p text:style-name="Text_20_body">*insérer silence gênant ici*</text:p>
      <text:p text:style-name="Text_20_body"/>
      <text:p text:style-name="Text_20_body">-... Bon ok j'ai rien foutu. Par contre... il tira une poignée de cristaux de sa poche qu'il laissa tomber bruyamment sur la table. J'ai récolté de quoi payer la soirée ! C'est déjà pas mal, heiiii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17T09:31:47.75</meta:creation-date>
    <dc:date>2019-12-19T13:56:05.38</dc:date>
    <meta:editing-duration>PT10H42M34S</meta:editing-duration>
    <meta:editing-cycles>323</meta:editing-cycles>
    <meta:generator>OpenOffice/4.1.7$Win32 OpenOffice.org_project/417m1$Build-9800</meta:generator>
    <meta:document-statistic meta:table-count="0" meta:image-count="0" meta:object-count="0" meta:page-count="3" meta:paragraph-count="22" meta:word-count="1409" meta:character-count="8441"/>
  </office:meta>
</office:document-meta>
</file>